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paragraph-rsid="000f4ea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paragraph-rsid="000f4eae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fo:font-weight="normal" officeooo:paragraph-rsid="0014b9d2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paragraph-rsid="0014b9d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paragraph-rsid="0016448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paragraph-rsid="00177439" style:font-size-asian="14pt" style:font-weight-asian="normal" style:font-size-complex="14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4pt" fo:font-weight="normal" officeooo:paragraph-rsid="0017dc44" style:font-size-asian="14pt" style:font-weight-asian="normal" style:font-size-complex="14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4pt" fo:font-weight="normal" officeooo:paragraph-rsid="0019d64a" style:font-size-asian="14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4pt" fo:font-weight="normal" officeooo:paragraph-rsid="00232de4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paragraph-rsid="001b6d8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paragraph-rsid="001ce758" style:font-size-asian="14pt" style:font-weight-asian="normal" style:font-size-complex="14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4pt" fo:font-weight="normal" officeooo:paragraph-rsid="001ce758" style:font-size-asian="14pt" style:font-weight-asian="normal" style:font-size-complex="14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4pt" fo:font-weight="normal" officeooo:paragraph-rsid="00203ad7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ff" fo:font-size="14pt" fo:font-weight="bold" officeooo:paragraph-rsid="00177439" style:font-size-asian="14pt" style:font-weight-asian="bold" style:font-size-complex="14pt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fo:color="#ff0000" fo:font-size="14pt" fo:font-weight="normal" officeooo:paragraph-rsid="00232de4" style:font-size-asian="14pt" style:font-weight-asian="normal" style:font-size-complex="14pt" style:font-weight-complex="normal"/>
    </style:style>
    <style:style style:name="T1" style:family="text">
      <style:text-properties officeooo:rsid="000f4eae"/>
    </style:style>
    <style:style style:name="T2" style:family="text">
      <style:text-properties officeooo:rsid="00107604"/>
    </style:style>
    <style:style style:name="T3" style:family="text">
      <style:text-properties officeooo:rsid="00142fcf"/>
    </style:style>
    <style:style style:name="T4" style:family="text">
      <style:text-properties officeooo:rsid="0014b9d2"/>
    </style:style>
    <style:style style:name="T5" style:family="text">
      <style:text-properties officeooo:rsid="0016448f"/>
    </style:style>
    <style:style style:name="T6" style:family="text">
      <style:text-properties officeooo:rsid="00177439"/>
    </style:style>
    <style:style style:name="T7" style:family="text">
      <style:text-properties officeooo:rsid="0017dc44"/>
    </style:style>
    <style:style style:name="T8" style:family="text">
      <style:text-properties officeooo:rsid="0019d64a"/>
    </style:style>
    <style:style style:name="T9" style:family="text">
      <style:text-properties officeooo:rsid="001b6d8d"/>
    </style:style>
    <style:style style:name="T10" style:family="text">
      <style:text-properties officeooo:rsid="001ce758"/>
    </style:style>
    <style:style style:name="T11" style:family="text">
      <style:text-properties officeooo:rsid="001e66a6"/>
    </style:style>
    <style:style style:name="T12" style:family="text">
      <style:text-properties officeooo:rsid="00203ad7"/>
    </style:style>
    <style:style style:name="T13" style:family="text">
      <style:text-properties officeooo:rsid="00142fcf" fo:background-color="#ff0000"/>
    </style:style>
    <style:style style:name="T14" style:family="text">
      <style:text-properties officeooo:rsid="0017dc44" fo:background-color="#ff0000"/>
    </style:style>
    <style:style style:name="T15" style:family="text">
      <style:text-properties officeooo:rsid="0019d64a" fo:background-color="#ff0000"/>
    </style:style>
    <style:style style:name="T16" style:family="text">
      <style:text-properties officeooo:rsid="001ce758" fo:background-color="#ff0000"/>
    </style:style>
    <style:style style:name="T17" style:family="text">
      <style:text-properties officeooo:rsid="00203ad7" fo:background-color="#ff0000"/>
    </style:style>
    <style:style style:name="T18" style:family="text">
      <style:text-properties officeooo:rsid="00142fcf" fo:background-color="transparent"/>
    </style:style>
    <style:style style:name="T19" style:family="text">
      <style:text-properties officeooo:rsid="0017dc44" fo:background-color="transparent"/>
    </style:style>
    <style:style style:name="T20" style:family="text">
      <style:text-properties officeooo:rsid="0019d64a" fo:background-color="transparent"/>
    </style:style>
    <style:style style:name="T21" style:family="text">
      <style:text-properties officeooo:rsid="001ce758" fo:background-color="transparent"/>
    </style:style>
    <style:style style:name="T22" style:family="text">
      <style:text-properties officeooo:rsid="00203ad7" fo:background-color="transparent"/>
    </style:style>
    <style:style style:name="T23" style:family="text">
      <style:text-properties fo:color="#ff0000" officeooo:rsid="00142fcf" fo:background-color="transparent"/>
    </style:style>
    <style:style style:name="T24" style:family="text">
      <style:text-properties fo:color="#ff0000" officeooo:rsid="0017dc44" fo:background-color="transparent"/>
    </style:style>
    <style:style style:name="T25" style:family="text">
      <style:text-properties fo:color="#ff0000" officeooo:rsid="0019d64a" fo:background-color="transparent"/>
    </style:style>
    <style:style style:name="T26" style:family="text">
      <style:text-properties fo:color="#ff0000" officeooo:rsid="001ce758" fo:background-color="transparent"/>
    </style:style>
    <style:style style:name="T27" style:family="text">
      <style:text-properties fo:color="#ff0000" officeooo:rsid="00203ad7" fo:background-color="transparent"/>
    </style:style>
    <style:style style:name="T28" style:family="text">
      <style:text-properties officeooo:rsid="002198e2"/>
    </style:style>
    <style:style style:name="T29" style:family="text">
      <style:text-properties officeooo:rsid="00232de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ndroid GDB 笔记</text:span></text:p>
      <text:p text:style-name="P2"><text:span text:style-name="T1"/></text:p>
      <text:p text:style-name="P14"><text:span text:style-name="T6">在device 端</text:span></text:p>
      <text:list xml:id="list596663117" text:style-name="L1">
        <text:list-item>
          <text:p text:style-name="P3"><text:span text:style-name="T4">#</text:span><text:span text:style-name="T23">adb shell</text:span></text:p>
        </text:list-item>
        <text:list-item>
          <text:p text:style-name="P3"><text:span text:style-name="T3">root@android:/ # </text:span><text:span text:style-name="T23">gdbserver :5039 /data/malloc_leak </text:span></text:p>
        </text:list-item>
      </text:list>
      <text:p text:style-name="P5"><text:span text:style-name="T3"><text:tab/></text:span><text:span text:style-name="T5">Process /data/malloc_leak created; pid = 2935</text:span></text:p>
      <text:p text:style-name="P5"><text:span text:style-name="T5"><text:tab/>Listening on port 5039</text:span></text:p>
      <text:p text:style-name="P5"><text:span text:style-name="T5"><text:tab/>Remote debugging from host 127.0.0.1</text:span></text:p>
      <text:list xml:id="list1255109731" text:continue-numbering="true" text:style-name="L1">
        <text:list-header>
          <text:p text:style-name="P3"><text:span text:style-name="T3">运行</text:span><text:span text:style-name="T5">malloc_leak 同时对 5039(自己定义) port侦听。 </text:span></text:p>
        </text:list-header>
      </text:list>
      <text:p text:style-name="P4"><text:span text:style-name="T3"/></text:p>
      <text:p text:style-name="P14"><text:span text:style-name="T6">在host 端</text:span></text:p>
      <text:p text:style-name="P6"><text:span text:style-name="T6"/></text:p>
      <text:list xml:id="list785553997" text:style-name="L2">
        <text:list-item>
          <text:list>
            <text:list-item>
              <text:p text:style-name="P9"><text:span text:style-name="T28">重新映射端口5039到usb</text:span></text:p>
              <text:p text:style-name="P15"><text:span text:style-name="T29">$</text:span><text:span text:style-name="T28">adb forward tcp:5039 tcp:5039</text:span></text:p>
            </text:list-item>
            <text:list-item>
              <text:p text:style-name="P7"><text:span text:style-name="T6">打开</text:span><text:span text:style-name="T8">gdb</text:span></text:p>
              <text:p text:style-name="P7"><text:span text:style-name="T7">$ </text:span><text:span text:style-name="T24">arm-eabi-gdb</text:span></text:p>
            </text:list-item>
            <text:list-item>
              <text:p text:style-name="P8"><text:span text:style-name="T8">连接device</text:span></text:p>
              <text:p text:style-name="P8"><text:span text:style-name="T8">(gdb) </text:span><text:span text:style-name="T25">target remote:5039</text:span></text:p>
            </text:list-item>
          </text:list>
        </text:list-item>
      </text:list>
      <text:p text:style-name="P10"><text:span text:style-name="T9">Remote debugging using :5039</text:span></text:p>
      <text:p text:style-name="P10"><text:span text:style-name="T9">此时会开到 device端log:</text:span></text:p>
      <text:p text:style-name="P10"><text:span text:style-name="T9">libthread_db:td_ta_new: Probing system for platform bug.</text:span></text:p>
      <text:p text:style-name="P10"><text:span text:style-name="T9">libthread_db:td_ta_new: Running as root, nothing to do.</text:span></text:p>
      <text:p text:style-name="P10"><text:span text:style-name="T9"/></text:p>
      <text:p text:style-name="P11"><text:span text:style-name="T9"><text:tab/><text:tab/></text:span><text:span text:style-name="T10">(gdb)</text:span><text:span text:style-name="T26"> l</text:span></text:p>
      <text:p text:style-name="P11"><text:span text:style-name="T10">No symbol table is loaded. <text:s/>Use the "file" command.</text:span></text:p>
      <text:p text:style-name="P11"><text:span text:style-name="T10">发现没有符号表， malloc_leak编译时应该加-g参数。</text:span></text:p>
      <text:list xml:id="list1107568879" text:style-name="L3">
        <text:list-item>
          <text:list>
            <text:list-item>
              <text:p text:style-name="P12"><text:span text:style-name="T11">添加符号表</text:span><text:span text:style-name="T12">（运行gdb的目录为相对path）</text:span></text:p>
              <text:p text:style-name="P13"><text:span text:style-name="T12">(gdb) </text:span><text:span text:style-name="T27">symbol-file malloc_leak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zhe </meta:initial-creator>
    <meta:creation-date>2012-03-16T14:59:05</meta:creation-date>
    <dc:date>2012-03-16T15:25:00</dc:date>
    <dc:creator>azhe </dc:creator>
    <meta:editing-duration>PT00H25M56S</meta:editing-duration>
    <meta:editing-cycles>20</meta:editing-cycles>
    <meta:generator>OpenOffice.org/3.2$Unix OpenOffice.org_project/320m19$Build-9505</meta:generator>
    <meta:document-statistic meta:table-count="0" meta:image-count="0" meta:object-count="0" meta:page-count="1" meta:paragraph-count="24" meta:word-count="125" meta:character-count="644"/>
  </office:meta>
</office:document-meta>
</file>